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rial" svg:font-family="Arial, sans-serif"/>
    <style:font-face style:name="Times New Roman" svg:font-family="'Times New Roman'"/>
    <style:font-face style:name="FreeSans1" svg:font-family="FreeSans" style:font-family-generic="swiss"/>
    <style:font-face style:name="Nimbus Roman" svg:font-family="'Nimbus Roman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2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Times New Roman" fo:font-size="11pt" fo:letter-spacing="normal" fo:language="hu" fo:country="HU" fo:font-style="normal" style:text-underline-style="none" fo:font-weight="normal" style:font-size-asian="11pt" style:language-asian="zxx" style:country-asian="none" style:font-size-complex="11pt" style:language-complex="zxx" style:country-complex="none"/>
    </style:style>
    <style:style style:name="P3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Times New Roman" fo:font-size="11pt" fo:letter-spacing="normal" fo:language="hu" fo:country="HU" fo:font-style="normal" fo:font-weight="normal" style:font-size-asian="11pt" style:language-asian="zxx" style:country-asian="none" style:font-size-complex="11pt" style:language-complex="zxx" style:country-complex="none"/>
    </style:style>
    <style:style style:name="P4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color="#000000" loext:opacity="100%" style:font-name="Nimbus Roman" fo:font-size="11pt" fo:language="hu" fo:country="HU" style:font-size-asian="11pt" style:language-asian="zxx" style:country-asian="none" style:font-size-complex="11pt" style:language-complex="zxx" style:country-complex="none"/>
    </style:style>
    <style:style style:name="P5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size="11pt" fo:language="hu" fo:country="HU" style:font-size-asian="11pt" style:language-asian="zxx" style:country-asian="none" style:font-size-complex="11pt" style:language-complex="zxx" style:country-complex="none"/>
    </style:style>
    <style:style style:name="P6" style:family="paragraph" style:parent-style-name="Heading_20_1">
      <style:paragraph-properties fo:margin-left="0in" fo:margin-right="0in" fo:margin-top="0in" fo:margin-bottom="0.0827in" style:contextual-spacing="false" fo:orphans="2" fo:widows="2" fo:text-indent="0in" style:auto-text-indent="false"/>
    </style:style>
    <style:style style:name="P7" style:family="paragraph" style:parent-style-name="Text_20_body">
      <style:paragraph-properties fo:margin-left="0in" fo:margin-right="0in" fo:margin-top="0in" fo:margin-bottom="0.0827in" style:contextual-spacing="false" fo:orphans="2" fo:widows="2" fo:text-indent="0in" style:auto-text-indent="false"/>
      <style:text-properties fo:font-variant="normal" fo:text-transform="none" fo:color="#000000" loext:opacity="100%" style:font-name="Times New Roman" fo:font-size="11pt" fo:letter-spacing="normal" fo:language="hu" fo:country="HU" fo:font-style="normal" fo:font-weight="normal" style:font-size-asian="11pt" style:language-asian="zxx" style:country-asian="none" style:font-size-complex="11pt" style:language-complex="zxx" style:country-complex="none"/>
    </style:style>
    <style:style style:name="P8" style:family="paragraph" style:parent-style-name="Text_20_body">
      <style:paragraph-properties fo:margin-left="0in" fo:margin-right="0in" fo:margin-top="0in" fo:margin-bottom="0.0827in" style:contextual-spacing="false" fo:orphans="2" fo:widows="2" fo:text-indent="0in" style:auto-text-indent="false"/>
      <style:text-properties fo:font-variant="normal" fo:text-transform="none" fo:color="#000000" loext:opacity="100%" style:font-name="Times New Roman" fo:font-size="11pt" fo:letter-spacing="normal" fo:language="hu" fo:country="HU" fo:font-style="normal" fo:font-weight="bold" style:font-size-asian="11pt" style:language-asian="zxx" style:country-asian="none" style:font-size-complex="11pt" style:language-complex="zxx" style:country-complex="none"/>
    </style:style>
    <style:style style:name="P9" style:family="paragraph" style:parent-style-name="Text_20_body">
      <style:paragraph-properties fo:margin-left="0in" fo:margin-right="0in" fo:margin-top="0in" fo:margin-bottom="0.0827in" style:contextual-spacing="false" fo:orphans="2" fo:widows="2" fo:text-indent="0in" style:auto-text-indent="false"/>
      <style:text-properties fo:font-variant="normal" fo:text-transform="none" fo:color="#000000" loext:opacity="100%" style:font-name="Times New Roman" fo:font-size="11pt" fo:letter-spacing="normal" fo:language="hu" fo:country="HU" fo:font-style="italic" fo:font-weight="normal" style:font-size-asian="11pt" style:language-asian="zxx" style:country-asian="none" style:font-size-complex="11pt" style:language-complex="zxx" style:country-complex="none"/>
    </style:style>
    <style:style style:name="P10" style:family="paragraph" style:parent-style-name="Text_20_body">
      <style:paragraph-properties fo:margin-left="0in" fo:margin-right="0in" fo:margin-top="0in" fo:margin-bottom="0.0827in" style:contextual-spacing="false" fo:orphans="2" fo:widows="2" fo:text-indent="0in" style:auto-text-indent="false"/>
      <style:text-properties fo:font-variant="normal" fo:text-transform="none" fo:color="#000000" loext:opacity="100%" style:font-name="Times New Roman1" fo:font-size="10pt" fo:letter-spacing="normal" fo:language="hu" fo:country="HU" fo:font-style="normal" fo:font-weight="normal" style:font-size-asian="10pt" style:language-asian="zxx" style:country-asian="none" style:font-size-complex="10pt" style:language-complex="zxx" style:country-complex="none"/>
    </style:style>
    <style:style style:name="P11" style:family="paragraph" style:parent-style-name="Text_20_body">
      <style:paragraph-properties fo:margin-left="0in" fo:margin-right="0in" fo:margin-top="0in" fo:margin-bottom="0.0827in" style:contextual-spacing="false" fo:orphans="2" fo:widows="2" fo:text-indent="0in" style:auto-text-indent="false"/>
      <style:text-properties fo:font-variant="normal" fo:text-transform="none" fo:color="#000000" loext:opacity="100%" style:font-name="Arial" fo:font-size="11pt" fo:letter-spacing="normal" fo:language="hu" fo:country="HU" fo:font-style="normal" fo:font-weight="normal" style:font-size-asian="11pt" style:language-asian="zxx" style:country-asian="none" style:font-size-complex="11pt" style:language-complex="zxx" style:country-complex="none"/>
    </style:style>
    <style:style style:name="P12" style:family="paragraph" style:parent-style-name="Text_20_body">
      <style:paragraph-properties fo:margin-left="0in" fo:margin-right="0in" fo:margin-top="0in" fo:margin-bottom="0.0827in" style:contextual-spacing="false" fo:orphans="2" fo:widows="2" fo:text-indent="0in" style:auto-text-indent="false"/>
      <style:text-properties fo:font-size="11pt" fo:language="hu" fo:country="HU" style:font-size-asian="11pt" style:language-asian="zxx" style:country-asian="none" style:font-size-complex="11pt" style:language-complex="zxx" style:country-complex="none"/>
    </style:style>
    <style:style style:name="P13" style:family="paragraph" style:parent-style-name="Text_20_body">
      <style:paragraph-properties fo:margin-top="0in" fo:margin-bottom="0.0827in" style:contextual-spacing="false" fo:orphans="2" fo:widows="2"/>
      <style:text-properties fo:font-variant="normal" fo:text-transform="none" fo:color="#000000" loext:opacity="100%" style:font-name="Times New Roman1" fo:font-size="10pt" fo:letter-spacing="normal" fo:language="hu" fo:country="HU" fo:font-style="normal" fo:font-weight="normal" style:font-size-asian="10pt" style:language-asian="zxx" style:country-asian="none" style:font-size-complex="10pt" style:language-complex="zxx" style:country-complex="none"/>
    </style:style>
    <style:style style:name="P14" style:family="paragraph" style:parent-style-name="Text_20_body">
      <style:paragraph-properties fo:margin-top="0in" fo:margin-bottom="0.0827in" style:contextual-spacing="false" fo:orphans="2" fo:widows="2"/>
      <style:text-properties fo:font-variant="normal" fo:text-transform="none" fo:color="#000000" loext:opacity="100%" style:font-name="Times New Roman" fo:font-size="11pt" fo:letter-spacing="normal" fo:language="hu" fo:country="HU" fo:font-style="normal" fo:font-weight="normal" style:font-size-asian="11pt" style:language-asian="zxx" style:country-asian="none" style:font-size-complex="11pt" style:language-complex="zxx" style:country-complex="none"/>
    </style:style>
    <style:style style:name="P15" style:family="paragraph" style:parent-style-name="Text_20_body">
      <style:text-properties fo:font-size="11pt" fo:language="hu" fo:country="HU" style:font-size-asian="11pt" style:language-asian="zxx" style:country-asian="none" style:font-size-complex="11pt" style:language-complex="zxx" style:country-complex="none"/>
    </style:style>
    <style:style style:name="P16" style:family="paragraph" style:parent-style-name="Heading_20_2">
      <style:paragraph-properties fo:break-before="page"/>
      <style:text-properties fo:language="hu" fo:country="HU" style:language-asian="zxx" style:country-asian="none" style:language-complex="zxx" style:country-complex="none"/>
    </style:style>
    <style:style style:name="P17" style:family="paragraph" style:parent-style-name="Heading_20_2">
      <style:text-properties fo:language="hu" fo:country="HU" style:language-asian="zxx" style:country-asian="none" style:language-complex="zxx" style:country-complex="none"/>
    </style:style>
    <style:style style:name="P18" style:family="paragraph" style:parent-style-name="Heading_20_3">
      <style:text-properties fo:language="hu" fo:country="HU" style:language-asian="zxx" style:country-asian="none" style:language-complex="zxx" style:country-complex="none"/>
    </style:style>
    <style:style style:name="P19" style:family="paragraph" style:parent-style-name="Text_20_body" style:list-style-name="L1">
      <style:paragraph-properties fo:margin-top="0in" fo:margin-bottom="0.0827in" style:contextual-spacing="false" fo:orphans="2" fo:widows="2"/>
      <style:text-properties fo:font-variant="normal" fo:text-transform="none" fo:color="#000000" loext:opacity="100%" style:font-name="Times New Roman" fo:font-size="11pt" fo:letter-spacing="normal" fo:language="hu" fo:country="HU" fo:font-style="normal" fo:font-weight="normal" style:font-size-asian="11pt" style:language-asian="zxx" style:country-asian="none" style:font-size-complex="11pt" style:language-complex="zxx" style:country-complex="none"/>
    </style:style>
    <style:style style:name="P20" style:family="paragraph" style:parent-style-name="Text_20_body" style:list-style-name="L2">
      <style:paragraph-properties fo:margin-top="0in" fo:margin-bottom="0.0827in" style:contextual-spacing="false" fo:orphans="2" fo:widows="2"/>
      <style:text-properties fo:font-variant="normal" fo:text-transform="none" fo:color="#000000" loext:opacity="100%" style:font-name="Times New Roman" fo:font-size="11pt" fo:letter-spacing="normal" fo:language="hu" fo:country="HU" fo:font-style="normal" fo:font-weight="normal" style:font-size-asian="11pt" style:language-asian="zxx" style:country-asian="none" style:font-size-complex="11pt" style:language-complex="zxx" style:country-complex="none"/>
    </style:style>
    <style:style style:name="P21" style:family="paragraph" style:parent-style-name="Text_20_body" style:list-style-name="L3">
      <style:paragraph-properties fo:margin-top="0in" fo:margin-bottom="0.0827in" style:contextual-spacing="false" fo:orphans="2" fo:widows="2"/>
      <style:text-properties fo:font-variant="normal" fo:text-transform="none" fo:color="#000000" loext:opacity="100%" style:font-name="Times New Roman" fo:font-size="11pt" fo:letter-spacing="normal" fo:language="hu" fo:country="HU" fo:font-style="normal" fo:font-weight="normal" style:font-size-asian="11pt" style:language-asian="zxx" style:country-asian="none" style:font-size-complex="11pt" style:language-complex="zxx" style:country-complex="none"/>
    </style:style>
    <style:style style:name="P22" style:family="paragraph" style:parent-style-name="Text_20_body" style:list-style-name="L7">
      <style:paragraph-properties fo:margin-top="0in" fo:margin-bottom="0.0827in" style:contextual-spacing="false" fo:orphans="2" fo:widows="2"/>
      <style:text-properties fo:font-variant="normal" fo:text-transform="none" fo:color="#000000" loext:opacity="100%" style:font-name="Times New Roman" fo:font-size="11pt" fo:letter-spacing="normal" fo:language="hu" fo:country="HU" fo:font-style="normal" fo:font-weight="normal" style:font-size-asian="11pt" style:language-asian="zxx" style:country-asian="none" style:font-size-complex="11pt" style:language-complex="zxx" style:country-complex="none"/>
    </style:style>
    <style:style style:name="P23" style:family="paragraph" style:parent-style-name="Text_20_body" style:list-style-name="L4">
      <style:paragraph-properties fo:margin-top="0in" fo:margin-bottom="0.0827in" style:contextual-spacing="false" fo:orphans="2" fo:widows="2"/>
      <style:text-properties fo:font-variant="normal" fo:text-transform="none" fo:color="#000000" loext:opacity="100%" style:font-name="Times New Roman1" fo:font-size="10pt" fo:letter-spacing="normal" fo:language="hu" fo:country="HU" fo:font-style="normal" fo:font-weight="normal" style:font-size-asian="10pt" style:language-asian="zxx" style:country-asian="none" style:font-size-complex="10pt" style:language-complex="zxx" style:country-complex="none"/>
    </style:style>
    <style:style style:name="P24" style:family="paragraph" style:parent-style-name="Text_20_body" style:list-style-name="L5">
      <style:paragraph-properties fo:margin-top="0in" fo:margin-bottom="0.0827in" style:contextual-spacing="false" fo:orphans="2" fo:widows="2"/>
      <style:text-properties fo:font-variant="normal" fo:text-transform="none" fo:color="#000000" loext:opacity="100%" style:font-name="Times New Roman1" fo:font-size="10pt" fo:letter-spacing="normal" fo:language="hu" fo:country="HU" fo:font-style="normal" fo:font-weight="normal" style:font-size-asian="10pt" style:language-asian="zxx" style:country-asian="none" style:font-size-complex="10pt" style:language-complex="zxx" style:country-complex="none"/>
    </style:style>
    <style:style style:name="P25" style:family="paragraph" style:parent-style-name="Text_20_body" style:list-style-name="L6">
      <style:paragraph-properties fo:margin-top="0in" fo:margin-bottom="0.0827in" style:contextual-spacing="false" fo:orphans="2" fo:widows="2"/>
      <style:text-properties fo:font-variant="normal" fo:text-transform="none" fo:color="#000000" loext:opacity="100%" style:font-name="Times New Roman1" fo:font-size="10pt" fo:letter-spacing="normal" fo:language="hu" fo:country="HU" fo:font-style="normal" fo:font-weight="normal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font-variant="normal" fo:text-transform="none" fo:color="#000000" loext:opacity="100%" style:font-name="Times New Roman" fo:font-size="11pt" fo:letter-spacing="normal" fo:language="hu" fo:country="HU" fo:font-style="normal" fo:font-weight="normal" style:font-size-asian="11pt" style:language-asian="zxx" style:country-asian="none" style:font-size-complex="11pt" style:language-complex="zxx" style:country-complex="none"/>
    </style:style>
    <style:style style:name="T2" style:family="text">
      <style:text-properties fo:font-variant="normal" fo:text-transform="none" fo:color="#000000" loext:opacity="100%" style:font-name="Times New Roman" fo:letter-spacing="normal" fo:font-style="normal" fo:font-weight="normal"/>
    </style:style>
    <style:style style:name="T3" style:family="text">
      <style:text-properties fo:font-variant="normal" fo:text-transform="none" fo:color="#000000" loext:opacity="100%" style:font-name="Times New Roman1" fo:font-size="11pt" fo:letter-spacing="normal" fo:language="hu" fo:country="HU" fo:font-style="normal" style:text-underline-style="solid" style:text-underline-width="auto" style:text-underline-color="font-color" fo:font-weight="normal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T5" style:family="text">
      <style:text-properties officeooo:rsid="001b8a59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Tartalomjegyzék</text:p>
      <text:p text:style-name="P1"><text:a xlink:type="simple" xlink:href="https://users.iit.uni-miskolc.hu/~mileff/szt/srs.html#1.+Bevezetés%7Coutline" text:style-name="Internet_20_link" text:visited-style-name="Visited_20_Internet_20_Link"><text:span text:style-name="T1">1. Bevezetés</text:span></text:a></text:p>
      <text:p text:style-name="P1"><text:a xlink:type="simple" xlink:href="https://users.iit.uni-miskolc.hu/~mileff/szt/srs.html#2.+Áttekintés%7Coutline" text:style-name="Internet_20_link" text:visited-style-name="Visited_20_Internet_20_Link"><text:span text:style-name="T1">2. Áttekintés</text:span></text:a></text:p>
      <text:p text:style-name="P1"><text:a xlink:type="simple" xlink:href="https://users.iit.uni-miskolc.hu/~mileff/szt/srs.html#3.+A+rendszer+funkciói%7Coutline" text:style-name="Internet_20_link" text:visited-style-name="Visited_20_Internet_20_Link"><text:span text:style-name="T1">3. A rendszer funkciói</text:span></text:a></text:p>
      <text:p text:style-name="P2"><text:tab/>3.1 Első követelmény</text:p>
      <text:p text:style-name="P1"><text:a xlink:type="simple" xlink:href="https://users.iit.uni-miskolc.hu/~mileff/szt/srs.html#4.+Használhatóság%7Coutline" text:style-name="Internet_20_link" text:visited-style-name="Visited_20_Internet_20_Link"><text:span text:style-name="T1">4. Használhatóság</text:span></text:a></text:p>
      <text:h text:style-name="P6" text:outline-level="1"><text:span text:style-name="T3">5. Megbízhatóság<text:line-break/>6. Teljesítmény<text:line-break/>7. Támogatottság<text:line-break/></text:span><text:a xlink:type="simple" xlink:href="https://users.iit.uni-miskolc.hu/~mileff/szt/srs.html#8.+Tervezési+korlátozások%7Coutline" text:style-name="Internet_20_link" text:visited-style-name="Visited_20_Internet_20_Link"><text:span text:style-name="T1">8. Tervezési korlátozások</text:span></text:a></text:h>
      <text:p text:style-name="P1"><text:a xlink:type="simple" xlink:href="https://users.iit.uni-miskolc.hu/~mileff/szt/srs.html#9.+On-line+dokumentáció+és+Help+rendszer%7Coutline" text:style-name="Internet_20_link" text:visited-style-name="Visited_20_Internet_20_Link"><text:span text:style-name="T1">9. On-line dokumentáció és Help rendszer</text:span></text:a></text:p>
      <text:p text:style-name="P1"><text:a xlink:type="simple" xlink:href="https://users.iit.uni-miskolc.hu/~mileff/szt/srs.html#10.+Felhasznált+kész+komponensek%7Coutline" text:style-name="Internet_20_link" text:visited-style-name="Visited_20_Internet_20_Link"><text:span text:style-name="T1">10. Felhasznált kész komponensek</text:span></text:a></text:p>
      <text:p text:style-name="P1"><text:a xlink:type="simple" xlink:href="https://users.iit.uni-miskolc.hu/~mileff/szt/srs.html#11.+Interfészek%7Coutline" text:style-name="Internet_20_link" text:visited-style-name="Visited_20_Internet_20_Link"><text:span text:style-name="T1">11. Interfészek</text:span></text:a></text:p>
      <text:p text:style-name="P3"><text:tab/>11.1. Felhasználói interfészek</text:p>
      <text:p text:style-name="P3"><text:tab/>11.2. Hardware interfészek</text:p>
      <text:p text:style-name="P3"><text:tab/>11.3. Software interfészek</text:p>
      <text:p text:style-name="P3"><text:tab/>11.3. Kommunikációs interfészek</text:p>
      <text:p text:style-name="P1"><text:a xlink:type="simple" xlink:href="https://users.iit.uni-miskolc.hu/~mileff/szt/srs.html#12.+Alkalmazott+szabványok%7Coutline" text:style-name="Internet_20_link" text:visited-style-name="Visited_20_Internet_20_Link"><text:span text:style-name="T1">12. Alkalmazott szabványok</text:span></text:a></text:p>
      <text:p text:style-name="P3"><text:tab/>12.1. Kötelezően alkalmazandó szabványok</text:p>
      <text:p text:style-name="P3"><text:tab/>12.2. Választás alapján alkalmazott szabványok</text:p>
      <text:p text:style-name="P12"/>
      <text:h text:style-name="P16" text:outline-level="2">1. Bevezetés</text:h>
      <text:p text:style-name="P11"/>
      <text:p text:style-name="P4"><text:span text:style-name="T4"><text:tab/>A projektünk során átlagos, egyszerű, és egyben versenyképes játékosok számára egyaránt könnyen befogadható RPG szoftver megalkotására törekszünk. A recept alapjáraton nem egyedi, de a meglévő struktúrát megpróbáljuk bővíteni, és valamilyen szinten még egyedibbé alakítani. </text:span></text:p>
      <text:p text:style-name="P4"><text:span text:style-name="T4">Ebben a dokumentumban inkább technikai leírást szeretnénk rögzíteni a szoftver specifikációjáról, annak érdekében, hogy nagyobb áttekintést adjunk a rendszer által biztosítandó főbb szolgáltatásokról.</text:span></text:p>
      <text:h text:style-name="P17" text:outline-level="2">2. Áttekintés</text:h>
      <text:p text:style-name="P11"/>
      <text:p text:style-name="P7">Ennek a fejezetnek a célja a készülő alkalmazás szempontjából fontos általános körülmények összefoglalása. Ez nem konkrét követelményeket tartalmaz, hanem azok hátterét világítja meg, segítve a következő fejezetekben részletezett információk megértését. Ide tartozhatnak olyan információk, mint például:</text:p>
      <text:list xml:id="list2629646284" text:style-name="L1">
        <text:list-item>
          <text:p text:style-name="P19">a termék környezete,</text:p>
        </text:list-item>
        <text:list-item>
          <text:p text:style-name="P19">legfontosabb funkciók,</text:p>
        </text:list-item>
        <text:list-item>
          <text:p text:style-name="P19">a felhasználók jellemzői,</text:p>
        </text:list-item>
        <text:list-item>
          <text:p text:style-name="P19">korlátozások,</text:p>
        </text:list-item>
        <text:list-item>
          <text:p text:style-name="P19">feltételezések és függőségek,</text:p>
        </text:list-item>
        <text:list-item>
          <text:p text:style-name="P19">a követelmények csoportosításának szempontjai.</text:p>
        </text:list-item>
      </text:list>
      <text:p text:style-name="P12"/>
      <text:h text:style-name="P17" text:outline-level="2">3. A rendszer funkciói</text:h>
      <text:h text:style-name="P17" text:outline-level="2"/>
      <text:p text:style-name="P7">Ebben az alpontban kell összefoglalni a a rendszerrel szemben támasztott funkcionális követelményeket.</text:p>
      <text:p text:style-name="P7">A leírás történhet természetes nyelven és/vagy user case diagramok használatával.</text:p>
      <text:p text:style-name="P12"/>
      <text:p text:style-name="P7">Természetes nyelvi leírás esetén az egyes alpontok egymás után egy-egy követelmény specifikációját tartalmazzák. Szükség esetén a követelmények a rendszer fő szolgáltatásai, funkcionális moduljai mentén csoportosíthatók.</text:p>
      <text:p text:style-name="P12"/>
      <text:p text:style-name="P7">Use case diagramok használata esetén a use case modell alapvetően use case csomagok sorozata. A csoportosítás ilyenkor a csomagok segítségével történik, és egy-egy alpont egy csomagra vonatkozik. Egy alpont ilyenkor az alábbiakat tartalmazza:</text:p>
      <text:list xml:id="list1267308252" text:style-name="L2">
        <text:list-item>
          <text:p text:style-name="P20">Egy use case diagram.</text:p>
        </text:list-item>
        <text:list-item>
          <text:p text:style-name="P20">A diagramon szereplő valamennyi aktor felsorolása, és pontos definíciója (ha a dokumentumban már korábban előfordult, akkor a pontos hivatkozás a definícióra).</text:p>
        </text:list-item>
        <text:list-item>
          <text:p text:style-name="P20">A diagramon szereplő valamennyi use case felsorolása, és pontos definíciója. Egyszerű esetben ez lehet természetes nyelvi leírás, bonyolultabb esetben egyéb UML eszköz. (pl. szekvencia diagram <text:soft-page-break/>vagy együttműködési diagram.) Minden use case leírás az alábbiakat kell hogy tartalmazza, egy – egy alpontban:</text:p>
        </text:list-item>
        <text:list-item>
          <text:p text:style-name="P20">A use case neve.</text:p>
        </text:list-item>
        <text:list-item>
          <text:p text:style-name="P20">Rövid leírás.</text:p>
        </text:list-item>
        <text:list-item>
          <text:p text:style-name="P20">Prekondíciók (előfeltételek): azon feltételek felsorolása, amelyeknek teljesülnie kell, mielőtt a use case által jelzett tevékenység elkezdődik.</text:p>
        </text:list-item>
        <text:list-item>
          <text:p text:style-name="P20">Post kondíciók : annak leírása, hogy milyen állapot következik be a use case végén.</text:p>
        </text:list-item>
        <text:list-item>
          <text:p text:style-name="P20">Szokásos működés (Main Flow): azok az események / folyamatok, amelyek a use case „szokásos” körülmények közötti működését jellemzik. (Például egy pénzfelvételnél a kártya beolvasása, pin kód beadása stb.)</text:p>
        </text:list-item>
        <text:list-item>
          <text:p text:style-name="P20">Alternatív esetek (Alternate Flows): azok az események / folyamatok, amelyek előfordulhatnak, és ezért kezelendők, de nem a „szokásos” működéshez tartoznak. (Például a pénzfelvételnél a kuncsaft helytelen pin kódot ad meg.)</text:p>
        </text:list-item>
        <text:list-item>
          <text:p text:style-name="P20">Kivételes esetek (Exception Flows): azok a lehetséges forgatókönyvek, amelyek váratlanul bekövetkezhetnek. (Például a pénzfelvételnél egy olvashatatlan kártya, vagy áramszünet stb.)</text:p>
        </text:list-item>
        <text:list-item>
          <text:p text:style-name="P20">A diagramon szereplő use case-ek kapcsolatainak leírása.</text:p>
        </text:list-item>
      </text:list>
      <text:p text:style-name="P12"/>
      <text:p text:style-name="P9">És akkor itt jönnek a 3.1, 3.2 stb. alpontok az egyes követelmények és/vagy use case diagramok leírásával.</text:p>
      <text:h text:style-name="P18" text:outline-level="3">3.1. Első követelmény</text:h>
      <text:p text:style-name="P12"/>
      <text:h text:style-name="P17" text:outline-level="2">4. Használhatóság</text:h>
      <text:p text:style-name="P11"/>
      <text:p text:style-name="P7">Itt kell összefoglalni azokat a nem funkcionális követelményeket (mindegyiket egy-egy alpontban), amelyek a rendszer használhatóságát befolyásolják. Ilyenek lehetnek például:</text:p>
      <text:list xml:id="list49281882" text:style-name="L3">
        <text:list-item>
          <text:p text:style-name="P21">Mennyi betanulási időre lesz majd szüksége a rendszer hatékony használatához egy kezdő és egy gyakorlott felhasználónak.</text:p>
        </text:list-item>
        <text:list-item>
          <text:p text:style-name="P21">Mennyi idő alatt tud egy adott tevékenységet végrehajtani egy átlagos felhasználó a jelenlegi módszerrel, meglévő más rendszerek, illetve a fejlesztendő rendszer segítségével.</text:p>
        </text:list-item>
        <text:list-item>
          <text:p text:style-name="P21">Melyek azok a rendszer tulajdonságok, amelyek segíthetik a kezdő felhasználót a gyors betanulásban?</text:p>
        </text:list-item>
        <text:list-item>
          <text:p text:style-name="P21">Milyen egyéb lehetőségek állnak rendelkezésre (vagy kérhetők a fejlesztőktől ingyen vagy külön díjazás fejében) a betanulás elősegítésére (tréningek, dokumentációk, könyvek, demonstrációs prototípus stb.)</text:p>
        </text:list-item>
        <text:list-item>
          <text:p text:style-name="P21">Mennyire hasonló vagy eltérő a felhasználói felület, annak használati módja a felhasználók által már korábban is használt alkalmazásokkal összehasonlítva?</text:p>
        </text:list-item>
        <text:list-item>
          <text:p text:style-name="P21">Ha a leendő alkalmazással párhuzamosan más alkalmazásokat is fognak használni a felhasználók a munkájuk során, összhangban vannak-e ezek programok a használat (elsősorban a felhasználói felület szempontjából)?</text:p>
        </text:list-item>
      </text:list>
      <text:p text:style-name="P12"/>
      <text:p text:style-name="P12"><text:soft-page-break/></text:p>
      <text:p text:style-name="P12"/>
      <text:p text:style-name="P12"/>
      <text:h text:style-name="P17" text:outline-level="2">5. Megbízhatóság</text:h>
      <text:list xml:id="list560922676" text:style-name="L4">
        <text:list-item>
          <text:p text:style-name="P23">A szoftver rendelkezésre áll 100%-ban egyjátékos módban. Többjátékos mód esetén heti egyszer karbantartás előre láthatólag egy-két óra.</text:p>
        </text:list-item>
        <text:list-item>
          <text:p text:style-name="P23">MTBF (Mean Time Between Failures): <text:s/>2186.5 óra</text:p>
        </text:list-item>
        <text:list-item>
          <text:p text:style-name="P23">MTTR (Mean Time To Repair): 4 óra</text:p>
        </text:list-item>
        <text:list-item>
          <text:p text:style-name="P23">Hibák kezelése: A program futás közbeni hiba esetén terminálódik.</text:p>
        </text:list-item>
        <text:list-item>
          <text:p text:style-name="P23">Hibák javítása: A javításokat a KoviUbiSoft fogja végezni.</text:p>
          <text:p text:style-name="P23"/>
        </text:list-item>
      </text:list>
      <text:h text:style-name="P17" text:outline-level="2">6. Teljesítmény</text:h>
      <text:list xml:id="list3109687478" text:style-name="L5">
        <text:list-item>
          <text:p text:style-name="P24">Válaszidők: Az egyjátékos mód esetén elhanyagolható adat. Többjátékos esetén európán belül 10 ms, 300ms fölött a kapcsolat megszakításra kerül amennyiben ez 10 másodpercen túl fennáll.</text:p>
        </text:list-item>
        <text:list-item>
          <text:p text:style-name="P24">Kapacitás: Indulásnál 10000 játékosra készülünk a többjátékos módban.</text:p>
        </text:list-item>
        <text:list-item>
          <text:p text:style-name="P24">Áteresztőképesség: 50000 TPS</text:p>
          <text:list>
            <text:list-item>
              <text:p text:style-name="P24">Users (Threads): 10000</text:p>
            </text:list-item>
            <text:list-item>
              <text:p text:style-name="P24">End to End Response Time: 1s</text:p>
            </text:list-item>
            <text:list-item>
              <text:p text:style-name="P24">Pacing: 0s</text:p>
            </text:list-item>
            <text:list-item>
              <text:p text:style-name="P24">Total Think Time: 0s</text:p>
            </text:list-item>
          </text:list>
        </text:list-item>
        <text:list-item>
          <text:p text:style-name="P24">Szerver: </text:p>
          <text:list>
            <text:list-item>
              <text:p text:style-name="P24">CPU: Intel Xeon W-3300</text:p>
            </text:list-item>
            <text:list-item>
              <text:p text:style-name="P24">RAM: 512GB DDR4 ECC</text:p>
            </text:list-item>
            <text:list-item>
              <text:p text:style-name="P24">Videokártya: Aspeed AST2500</text:p>
            </text:list-item>
            <text:list-item>
              <text:p text:style-name="P24">Tárhely: </text:p>
              <text:list>
                <text:list-item>
                  <text:p text:style-name="P24">1TB Samsung 980 Pro PCI-E Gen4 M.2 SSD</text:p>
                </text:list-item>
                <text:list-item>
                  <text:p text:style-name="P24">18TB Western Digital Ultrastar 7200 RPM Sata HDD</text:p>
                </text:list-item>
              </text:list>
            </text:list-item>
            <text:list-item>
              <text:p text:style-name="P24">OS: Linux<text:tab/></text:p>
            </text:list-item>
          </text:list>
        </text:list-item>
        <text:list-item>
          <text:p text:style-name="P24">Erőforrás igények: <text:tab/></text:p>
          <text:list>
            <text:list-item>
              <text:p text:style-name="P24">CPU: 2.2 GHz Dual core</text:p>
            </text:list-item>
            <text:list-item>
              <text:p text:style-name="P24">RAM: 4 GB</text:p>
            </text:list-item>
            <text:list-item>
              <text:p text:style-name="P24">OS: Windows 7 vagy újabb, Linux, macOS</text:p>
            </text:list-item>
            <text:list-item>
              <text:p text:style-name="P24">Videokártya: Nvidia Geforce GTX 670 vagy AMD Radeon HD 7970 vagy újabb</text:p>
            </text:list-item>
            <text:list-item>
              <text:p text:style-name="P24">Tárhely: 2 GB</text:p>
            </text:list-item>
          </text:list>
        </text:list-item>
      </text:list>
      <text:p text:style-name="P10"/>
      <text:h text:style-name="P17" text:outline-level="2"><text:soft-page-break/>7. Támogatottság</text:h>
      <text:list xml:id="list1332289043" text:style-name="L6">
        <text:list-item>
          <text:p text:style-name="P25">A fejlesztők törekednek a Java nyelv szabványainak betartására, hogy a későbbiekben is könnyedén bővíthető kódot készítsenek.</text:p>
        </text:list-item>
        <text:list-item>
          <text:p text:style-name="P25">Az egyjátékos verzió nem igényel karbantartást. A többjátékos heti rendszerességgel történő karbantartását a KoviUbiSoft végzi.</text:p>
        </text:list-item>
        <text:list-item>
          <text:p text:style-name="P25">A hibabejelentésre külön lehetőség lesz a játék weboldalán.</text:p>
        </text:list-item>
        <text:list-item>
          <text:p text:style-name="P25">A szoftver előreláthatólag naplókat készít a hibákról és a bejelentkezésekről többjátékos mód esetén.</text:p>
        </text:list-item>
      </text:list>
      <text:p text:style-name="P13"/>
      <text:h text:style-name="P17" text:outline-level="2">8. Tervezési korlátozások</text:h>
      <text:p text:style-name="P11"/>
      <text:p text:style-name="P7">A program fejlesztése Java nyelvben történik. Fontos számunkra, hogy a szoftver platformfüggetlen legyen, hogy minél több felhasználót el tudjunk érni. A nyelv további előnye az objektum orientáltság. Maga a fejlesztés a JetBrains IntelliJ IDEA Community fejlesztőkörnyezetében fog történni.</text:p>
      <text:p text:style-name="P7">Célunk továbbá, hogy a játék rendszerkövetelménye a lehető legalacsonyabb legyen, ezzel biztosítva, hogy majdnem bármilyen hardveren futhasson.</text:p>
      <text:p text:style-name="P7">Adatbázisnál a legfrissebb stabil MySQL verziót fogjuk igénybe venni.</text:p>
      <text:h text:style-name="P17" text:outline-level="2">9. On-line dokumentáció és Help rendszer</text:h>
      <text:p text:style-name="P3">A játék dokumentációja a játék weboldalán elérhető. <text:span text:style-name="T5">A játék telepítése után a felhasználó számára lehető lesz egy offline súgó. A fizikai kiadás esetén felhasználói kézikönyv elérhető.</text:span></text:p>
      <text:h text:style-name="P17" text:outline-level="2">10. Felhasznált kész komponensek</text:h>
      <text:p text:style-name="P5"><text:span text:style-name="T2">LWJGL, ingyenes játék könyvtár. </text:span><text:a xlink:type="simple" xlink:href="http://www.lwjgl.org/" text:style-name="Internet_20_link" text:visited-style-name="Visited_20_Internet_20_Link">www.lwjgl.org</text:a><text:span text:style-name="T2">. Licensz: BSD</text:span></text:p>
      <text:h text:style-name="P17" text:outline-level="2">11. Interfészek</text:h>
      <text:h text:style-name="P18" text:outline-level="3">11.1. Felhasználói interfészek</text:h>
      <text:p text:style-name="P11"/>
      <text:p text:style-name="P7">A program grafikus kezelőfelülettel (GUI) rendelkezik. A program grafikus elemekkel tart kapcsolatot a felhasználóval. Ilyen elemek például:</text:p>
      <text:list xml:id="list3245929244" text:style-name="L7">
        <text:list-item>
          <text:p text:style-name="P22">Szövegdoboz: A játék ezeken keresztül ad információt a játékosnak, vagy írja ki a karakterek dialógusait.</text:p>
        </text:list-item>
        <text:list-item>
          <text:p text:style-name="P22">Választási lista: A játék időnként választási lehetőséget ad a játékosnak. Ezeket egy lista formájában jeleníti meg a játék, az opciókat egymás alá felsorolva. Példa erre a játékosnál levő tárgyak listája, egy választható válasz egy karakter kérdésére, vagy akár a harc közben használt menü is.</text:p>
        </text:list-item>
        <text:list-item>
          <text:p text:style-name="P22">Harc közbeni elemek: Ezek kommunikálják a játékos felé az éppen folyamatban levő harc állapotát, beleértve a saját és ellenséges Ubimon fajtáját, életerejét, szintjét, időjárási viszonyokat, stb.</text:p>
        </text:list-item>
        <text:list-item>
          <text:p text:style-name="P22">Szövegbeviteli mező: Lehetővé teszi a játékosnak, hogy szöveget gépeljen be egy szövegdobozba. Lehetséges billentyűzettel gépelni, vagy a szövegdoboz alatt található karakterek listájából sorban kiválasztani a megfelelő karaktereket.</text:p>
        </text:list-item>
      </text:list>
      <text:p text:style-name="P14"><text:soft-page-break/>Előfordulhat, hogy egyes esetekben nem jelenik meg kezelőfelületi elem, a játék világán és karakterein kívül. (pl.: jelenetek szöveg nélkül, vagy amikor éppen nincs szükség rá)</text:p>
      <text:p text:style-name="P12">A játék kezelése a minimális kezelőfelületi elem miatt egyszerű, kezdő felhasználónak sem okoz különösebb problémát az elsajátítása.</text:p>
      <text:h text:style-name="P18" text:outline-level="3">11.2. Hardware interfészek</text:h>
      <text:p text:style-name="P11"/>
      <text:p text:style-name="P7">A szoftver támogatja a különböző játékvezérlő perifériákat, viszont nem igényli azokat. Az egyetlen igényelt hardver maga a számítógép/mobiltelefon, amin a program futni fog.</text:p>
      <text:p text:style-name="P12"/>
      <text:h text:style-name="P18" text:outline-level="3">11.3. Software interfészek</text:h>
      <text:p text:style-name="P11"/>
      <text:p text:style-name="P7">A program futása egy támogatott operációs rendszert igényel, ami lehet Windows, macOS, Linux, vagy Android rendszer is. Személyi számítógépen szükséges a lehető legfrissebb Java Runtime Environment megléte.</text:p>
      <text:p text:style-name="P12"/>
      <text:h text:style-name="P18" text:outline-level="3">11.3. Kommunikációs interfészek</text:h>
      <text:p text:style-name="P11"/>
      <text:p text:style-name="P7">A játék többjátékos módja aktív internetkapcsolatot igényel, amihez szükség van egy aktív kommunikációs csatornára. Ez a csatorna a felhasználói kliensek és a szerverek között van, ezen keresztül történik az adatátvitel. Ezt a csatornát bármilyen, a számítógépet az internethez csatlakoztató periféria biztosíthatja.</text:p>
      <text:p text:style-name="P7">A távoli szerver eléréséhez TCP/IP protokollt használ a program.</text:p>
      <text:p text:style-name="P12"/>
      <text:h text:style-name="P17" text:outline-level="2">12. Alkalmazott szabványok</text:h>
      <text:p text:style-name="P11"/>
      <text:p text:style-name="P7"><text:tab/>Az alkalmazás fejlesztése alatt elengedhetetlen adott szabványok felhasználása. Itt megkülönböztettünk kötelezően és választás alapján alkalmazandó szabványokat. Kötelezően alkalmazandó szabványok alatt értjük azokat, amelyek kulcs fontosságú szerepük van a fejlesztés, és a termék legális kiadásának körében. A választás alapján alkalmazott szabványok alatt olyan elemeket soroltunk fel, melyek a csapat kényelmi döntés szerint lettek felhasználva.</text:p>
      <text:h text:style-name="P18" text:outline-level="3">12.1. Kötelezően alkalmazandó szabványok</text:h>
      <text:p text:style-name="P12"><text:span text:style-name="T2">Egy szabvány ami előre meghatározott a projekt fejlesztésében, az a Java nyelvre vonatkozó kódolási szabvány! <text:line-break/>A kész játék életkor szerinti és tartalom szerinti besorolására az Egységes Európai Játékinformációs Rendszer, azaz a PEGI dönt.</text:span></text:p>
      <text:h text:style-name="P18" text:outline-level="3">12.2. Választás alapján alkalmazott szabványok</text:h>
      <text:p text:style-name="P7">Alapjáraton 4:3-as képarány alkalmazását terveztük, de szélesvásznú kijelzők esetén (16:9, 16:10, 21:9) biztosítunk egy egyedi keretet az adott környezettől függően. </text:p>
      <text:p text:style-name="P15"><text:soft-pag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rial" svg:font-family="Arial, sans-serif"/>
    <style:font-face style:name="Times New Roman" svg:font-family="'Times New Roman'"/>
    <style:font-face style:name="FreeSans1" svg:font-family="FreeSans" style:font-family-generic="swiss"/>
    <style:font-face style:name="Nimbus Roman" svg:font-family="'Nimbus Roman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5T18:21:31.281045649</meta:creation-date>
    <dc:date>2021-10-22T21:16:50.540544210</dc:date>
    <meta:editing-duration>PT3H18M51S</meta:editing-duration>
    <meta:editing-cycles>36</meta:editing-cycles>
    <meta:generator>LibreOffice/7.1.6.2.0$Linux_X86_64 LibreOffice_project/10$Build-2</meta:generator>
    <meta:document-statistic meta:table-count="0" meta:image-count="0" meta:object-count="0" meta:page-count="7" meta:paragraph-count="119" meta:word-count="1393" meta:character-count="10343" meta:non-whitespace-character-count="9105"/>
  </office:meta>
</office:document-meta>
</file>